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LevelDirtiesContextWithCurrentLevelModeTestCase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assLevelDirtiesContextWithExhaustiveModeTestCase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ig.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HierarchyDirtiesContextTests.classLevelDirtiesContextWithExhaustiveHierarchy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LevelDirtiesContextWithExhaustiveModeTestCase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extHierarchyDirtiesContextTests.methodLevelDirtiesContextWithCurrentLevelHierarchy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LevelDirtiesContextWithCurrentLevelModeTestCase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extHierarchyDirtiesContextTests.methodLevelDirtiesContextWithExhaustiveHierarchy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HierarchyDirtiesContextTests.classLevelDirtiesContextWithCurrentLevelHierarchy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HierarchyDirtiesContextTests.clean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oTestCase.set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xtHierarchyDirtiesContextTests.runTestAndVerifyHierarchies( Class &lt; ? extends FooTestCase &gt; testClass , boolean isFooContextActive , boolean isBarContextActive , boolean isBazContextAc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